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" svg:font-family="DIN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8.23cm" table:align="margins"/>
    </style:style>
    <style:style style:name="Table1.A" style:family="table-column">
      <style:table-column-properties style:column-width="9.116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2" style:family="table-row">
      <style:table-row-properties style:min-row-height="3.614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23cm" table:align="margins"/>
    </style:style>
    <style:style style:name="Table2.A" style:family="table-column">
      <style:table-column-properties style:column-width="6.07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2" style:family="table-row">
      <style:table-row-properties style:min-row-height="6.608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21f1f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6f323" officeooo:paragraph-rsid="0017d430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7d430"/>
    </style:style>
    <style:style style:name="P4" style:family="paragraph" style:parent-style-name="Standard">
      <style:text-properties officeooo:rsid="0016f323" officeooo:paragraph-rsid="0016f323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6f323" officeooo:paragraph-rsid="0016f323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6f323" officeooo:paragraph-rsid="0016f32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officeooo:rsid="0016f323" officeooo:paragraph-rsid="0016f323" style:font-size-asian="14pt" style:font-size-complex="14pt"/>
    </style:style>
    <style:style style:name="P8" style:family="paragraph" style:parent-style-name="Standard">
      <style:text-properties fo:font-size="14pt" fo:font-weight="bold" officeooo:rsid="0016f323" officeooo:paragraph-rsid="0016f32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3cdb" officeooo:paragraph-rsid="00183cdb" style:font-weight-asian="bold" style:font-weight-complex="bold"/>
    </style:style>
    <style:style style:name="P10" style:family="paragraph" style:parent-style-name="Standard">
      <style:text-properties fo:font-size="14pt" officeooo:rsid="0016f323" officeooo:paragraph-rsid="0016f323" style:font-size-asian="14pt" style:font-size-complex="14pt"/>
    </style:style>
    <style:style style:name="P11" style:family="paragraph" style:parent-style-name="Standard">
      <style:text-properties fo:font-size="14pt" officeooo:paragraph-rsid="0016f323"/>
    </style:style>
    <style:style style:name="P12" style:family="paragraph" style:parent-style-name="Standard">
      <style:text-properties fo:font-weight="normal" officeooo:rsid="0016f323" officeooo:paragraph-rsid="0016f323" style:font-weight-asian="normal" style:font-weight-complex="normal"/>
    </style:style>
    <style:style style:name="P13" style:family="paragraph" style:parent-style-name="Standard">
      <style:text-properties fo:font-weight="normal" officeooo:rsid="0016f323" officeooo:paragraph-rsid="0017d430" style:font-weight-asian="normal" style:font-weight-complex="normal"/>
    </style:style>
    <style:style style:name="P14" style:family="paragraph" style:parent-style-name="Standard">
      <style:text-properties fo:font-weight="bold" officeooo:rsid="0016f323" officeooo:paragraph-rsid="0016f323" style:font-weight-asian="bold" style:font-weight-complex="bold"/>
    </style:style>
    <style:style style:name="P15" style:family="paragraph" style:parent-style-name="Standard">
      <style:text-properties fo:font-weight="bold" officeooo:rsid="0016f323" officeooo:paragraph-rsid="0017d430" style:font-weight-asian="bold" style:font-weight-complex="bold"/>
    </style:style>
    <style:style style:name="P16" style:family="paragraph" style:parent-style-name="Standard">
      <style:text-properties officeooo:paragraph-rsid="0017d430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33b95" officeooo:paragraph-rsid="00133b95" style:font-weight-asian="bold" style:font-weight-complex="bold"/>
    </style:style>
    <style:style style:name="P19" style:family="paragraph" style:parent-style-name="Table_20_Contents">
      <style:text-properties officeooo:rsid="00121f1f" officeooo:paragraph-rsid="00121f1f"/>
    </style:style>
    <style:style style:name="P20" style:family="paragraph" style:parent-style-name="Table_20_Contents">
      <style:text-properties officeooo:paragraph-rsid="00121f1f"/>
    </style:style>
    <style:style style:name="P21" style:family="paragraph" style:parent-style-name="Table_20_Contents">
      <style:text-properties officeooo:rsid="00133b95" officeooo:paragraph-rsid="00133b95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officeooo:paragraph-rsid="0014ef60"/>
    </style:style>
    <style:style style:name="P24" style:family="paragraph" style:parent-style-name="Table_20_Contents">
      <style:text-properties officeooo:paragraph-rsid="00153fbe"/>
    </style:style>
    <style:style style:name="P25" style:family="paragraph" style:parent-style-name="Table_20_Contents">
      <style:text-properties style:text-line-through-style="solid" style:text-line-through-type="single" officeooo:paragraph-rsid="0016f323"/>
    </style:style>
    <style:style style:name="T1" style:family="text">
      <style:text-properties officeooo:rsid="00121f1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1f1f" style:font-weight-asian="bold" style:font-weight-complex="bold"/>
    </style:style>
    <style:style style:name="T5" style:family="text">
      <style:text-properties fo:font-weight="bold" style:font-weight-asian="bold" style:font-weight-complex="bold" loext:padding="0.049cm" loext:border="0.06pt solid #d9d9e3"/>
    </style:style>
    <style:style style:name="T6" style:family="text">
      <style:text-properties fo:font-weight="bold" officeooo:rsid="00153fbe" style:font-weight-asian="bold" style:font-weight-complex="bold"/>
    </style:style>
    <style:style style:name="T7" style:family="text">
      <style:text-properties fo:font-weight="bold" officeooo:rsid="0016f323" style:font-weight-asian="bold" style:font-weight-complex="bold"/>
    </style:style>
    <style:style style:name="T8" style:family="text">
      <style:text-properties fo:font-weight="bold" officeooo:rsid="0017d430" style:font-weight-asian="bold" style:font-weight-complex="bold"/>
    </style:style>
    <style:style style:name="T9" style:family="text">
      <style:text-properties fo:font-weight="bold" officeooo:rsid="0017d430"/>
    </style:style>
    <style:style style:name="T10" style:family="text">
      <style:text-properties fo:font-weight="bold" officeooo:rsid="0016f323" style:font-size-asian="14pt" style:font-weight-asian="bold" style:font-size-complex="14pt" style:font-weight-complex="bold"/>
    </style:style>
    <style:style style:name="T11" style:family="text">
      <style:text-properties officeooo:rsid="00133b95"/>
    </style:style>
    <style:style style:name="T12" style:family="text">
      <style:text-properties fo:font-variant="normal" fo:text-transform="none" fo:color="#d1d5db" loext:opacity="100%" style:font-name="S hne" fo:font-size="12pt" fo:letter-spacing="normal" fo:font-style="normal" fo:font-weight="normal" officeooo:rsid="0017d430" loext:padding="0.049cm" loext:border="0.06pt solid #d9d9e3"/>
    </style:style>
    <style:style style:name="T13" style:family="text">
      <style:text-properties fo:font-variant="normal" fo:text-transform="none" fo:color="#d1d5db" loext:opacity="100%" style:font-name="S hne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d1d5db" loext:opacity="100%" style:font-name="Liberation Serif" fo:font-size="12pt" fo:letter-spacing="normal" fo:font-style="normal" fo:font-weight="normal" officeooo:rsid="0017d430" loext:padding="0.049cm" loext:border="0.06pt solid #d9d9e3"/>
    </style:style>
    <style:style style:name="T15" style:family="text">
      <style:text-properties fo:font-variant="normal" fo:text-transform="none" fo:color="#d1d5db" loext:opacity="100%" style:font-name="Liberation Serif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7d430" style:font-weight-asian="bold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d430" loext:padding="0.049cm" loext:border="0.06pt solid #d9d9e3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21" style:family="text">
      <style:text-properties loext:padding="0.049cm" loext:border="0.06pt solid #d9d9e3"/>
    </style:style>
    <style:style style:name="T22" style:family="text">
      <style:text-properties officeooo:rsid="0014ef60"/>
    </style:style>
    <style:style style:name="T23" style:family="text">
      <style:text-properties officeooo:rsid="00153fbe"/>
    </style:style>
    <style:style style:name="T24" style:family="text">
      <style:text-properties officeooo:rsid="0016f323"/>
    </style:style>
    <style:style style:name="T25" style:family="text">
      <style:text-properties style:text-line-through-style="none" style:text-line-through-type="none" officeooo:rsid="0016f323"/>
    </style:style>
    <style:style style:name="T26" style:family="text">
      <style:text-properties style:text-line-through-style="none" style:text-line-through-type="none" officeooo:rsid="0014ef60"/>
    </style:style>
    <style:style style:name="T27" style:family="text">
      <style:text-properties officeooo:rsid="0017d430"/>
    </style:style>
    <style:style style:name="T28" style:family="text">
      <style:text-properties officeooo:rsid="0017d430" loext:padding="0.049cm" loext:border="0.06pt solid #d9d9e3"/>
    </style:style>
    <style:style style:name="T29" style:family="text">
      <style:text-properties fo:color="#d1d5db" loext:opacity="100%"/>
    </style:style>
    <style:style style:name="T30" style:family="text">
      <style:text-properties fo:color="#d1d5db" loext:opacity="100%" style:font-name="S hne"/>
    </style:style>
    <style:style style:name="T31" style:family="text">
      <style:text-properties officeooo:rsid="0016f323" style:font-weight-asian="bold" style:font-weight-complex="bold"/>
    </style:style>
    <style:style style:name="T32" style:family="text">
      <style:text-properties officeooo:rsid="0017d43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Q-</text:span><text:span text:style-name="T3">1</text:span></text:p>
      <text:p text:style-name="P7"><text:span text:style-name="T3"/></text:p>
      <text:p text:style-name="Standard">Why is Testing necessary?</text:p>
      <text:p text:style-name="Standard">1- because software is likely to have faults <text:span text:style-name="T4">[True]</text:span></text:p>
      <text:p text:style-name="Standard">2- To learn about the reliability of the software <text:span text:style-name="T4">[True]</text:span></text:p>
      <text:p text:style-name="Standard">3- To fill the time between the delivery of the software and the release date <text:span text:style-name="T4">[False]</text:span></text:p>
      <text:p text:style-name="P1">4 To prove that the software has no faults <text:span text:style-name="T4">[False]</text:span></text:p>
      <text:p text:style-name="P1">5- Because testing is included in the project plan <text:span text:style-name="T4">[False]</text:span></text:p>
      <text:p text:style-name="P1">6- Because failures can be very expensive <text:span text:style-name="T4">[True]</text:span></text:p>
      <text:p text:style-name="P1">7- To avoid being sued by customers <text:span text:style-name="T4">[False]</text:span></text:p>
      <text:p text:style-name="P1">8- To stay in business <text:span text:style-name="T4">[True]</text:span></text:p>
      <text:p text:style-name="P1"><text:span text:style-name="T4"/></text:p>
      <text:p text:style-name="P5"><text:span text:style-name="T4">Q-</text:span><text:span text:style-name="T3">2 compare between</text:span></text:p>
      <text:p text:style-name="P4"><text:span text:style-name="T3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<text:span text:style-name="T1">F</text:span>unctional <text:span text:style-name="T1">Testing</text:span></text:p>
          </table:table-cell>
          <table:table-cell table:style-name="Table1.B1" office:value-type="string">
            <text:p text:style-name="P17"><text:span text:style-name="T1">N</text:span>on-<text:span text:style-name="T1">F</text:span>unctional <text:span text:style-name="T1">T</text:span>esting</text:p>
          </table:table-cell>
        </table:table-row>
        <table:table-row table:style-name="Table1.2">
          <table:table-cell table:style-name="Table1.A2" office:value-type="string">
            <text:p text:style-name="P19">1- testing the software functions working as needed.</text:p>
            <text:p text:style-name="P19"/>
            <text:p text:style-name="P20"><text:span text:style-name="T1">2- verify that the app </text:span><text:span text:style-name="T11">is working as expected and fulfill the needed functionality.</text:span></text:p>
            <text:p text:style-name="P20"/>
            <text:p text:style-name="P21">Ex: unit testing </text:p>
          </table:table-cell>
          <table:table-cell table:style-name="Table1.B2" office:value-type="string">
            <text:p text:style-name="P21">1-test the performance of the app like the server performance.</text:p>
            <text:p text:style-name="P21"/>
            <text:p text:style-name="P21">2-test the security of the software and the server.</text:p>
            <text:p text:style-name="P21"/>
          </table:table-cell>
        </table:table-row>
      </table:table>
      <text:p text:style-name="P1"><text:span text:style-name="T4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<text:span text:style-name="Strong_20_Emphasis"><text:span text:style-name="T5">Black Box</text:span></text:span></text:p>
          </table:table-cell>
          <table:table-cell table:style-name="Table2.A1" office:value-type="string">
            <text:p text:style-name="P18">White box</text:p>
          </table:table-cell>
          <table:table-cell table:style-name="Table2.C1" office:value-type="string">
            <text:p text:style-name="P17"><text:s/><text:span text:style-name="T11">Gray box</text:span></text:p>
          </table:table-cell>
        </table:table-row>
        <table:table-row table:style-name="Table2.2">
          <table:table-cell table:style-name="Table2.A2" office:value-type="string">
            <text:p text:style-name="Table_20_Contents"><text:span text:style-name="T3">-</text:span><text:span text:style-name="T22">Called functional testing techniques.</text:span></text:p>
            <text:p text:style-name="Table_20_Contents"><text:span text:style-name="T3">-</text:span><text:span text:style-name="T22">Done by software tester, </text:span><text:span text:style-name="T24">pm</text:span></text:p>
            <text:p text:style-name="Table_20_Contents"><text:span text:style-name="T3">-</text:span><text:span text:style-name="T22">No programming or implementation <text:s/>knowledge required.</text:span></text:p>
            <text:p text:style-name="Table_20_Contents"><text:span text:style-name="T3">-</text:span><text:span text:style-name="T23">Done by higher levels of testing like acceptance testing and system testing.</text:span></text:p>
            <text:p text:style-name="Table_20_Contents"/>
          </table:table-cell>
          <table:table-cell table:style-name="Table2.A2" office:value-type="string">
            <text:p text:style-name="P23"><text:span text:style-name="T3">-</text:span><text:span text:style-name="T23">C</text:span><text:span text:style-name="T22">alled structural testing techniques.</text:span></text:p>
            <text:p text:style-name="P23"><text:span text:style-name="T3">-</text:span><text:span text:style-name="T23">The internal structure , design and implementation are known to the tester.<text:line-break/></text:span><text:span text:style-name="T6">-</text:span><text:span text:style-name="T23">Done by software developer.</text:span></text:p>
            <text:p text:style-name="P23"><text:span text:style-name="T3">-</text:span><text:span text:style-name="T23">Programming knowledge is required.</text:span></text:p>
            <text:p text:style-name="P24"><text:span text:style-name="T3">-</text:span><text:span text:style-name="T23">Done by lower levels of testing like Unit testing and integration testing.</text:span></text:p>
          </table:table-cell>
          <table:table-cell table:style-name="Table2.C2" office:value-type="string">
            <text:p text:style-name="Table_20_Contents"><text:span text:style-name="T3">-</text:span> <text:span text:style-name="T23">Tester has more information than the tester in black box testing and less information than white box testing.</text:span></text:p>
            <text:p text:style-name="P25"><text:span text:style-name="T25">-Identify input based on white box and black-box testing </text:span><text:span text:style-name="T26">techniques.</text:span></text:p>
            <text:p text:style-name="Table_20_Contents">-<text:span text:style-name="T23">Can be done in different ways like Matrix testing, regression, pattern testing.</text:span></text:p>
          </table:table-cell>
        </table:table-row>
      </table:table>
      <text:p text:style-name="P1"><text:span text:style-name="T4"/></text:p>
      <text:p text:style-name="P10"><text:span text:style-name="T4">Q-</text:span><text:span text:style-name="T3">3 What is the SDLC?</text:span></text:p>
      <text:p text:style-name="P11"><text:span text:style-name="T10">-</text:span><text:span text:style-name="T17">Software Development Life Cycle: </text:span><text:span text:style-name="T20">is a process used by software development teams to design, develop, test, and deploy high-quality software. It is a systematic approach to software development that provides a framework for planning, structuring, and controlling the process of developing information systems. </text:span></text:p>
      <text:p text:style-name="P11"><text:span text:style-name="T20"/></text:p>
      <text:p text:style-name="P9"><text:span text:style-name="T16">Includes : 1-</text:span><text:span text:style-name="T20">requirements</text:span><text:span text:style-name="T16"> 2-A</text:span><text:span text:style-name="T20">nalysis</text:span><text:span text:style-name="T16"> 3-</text:span><text:span text:style-name="T20">Design</text:span><text:span text:style-name="T16"> 4-I</text:span><text:span text:style-name="T20">mplementation</text:span><text:span text:style-name="T16"> 5-T</text:span><text:span text:style-name="T20">esting</text:span><text:span text:style-name="T16"> 6-E</text:span><text:span text:style-name="T20">volution</text:span></text:p>
      <text:p text:style-name="P10"><text:span text:style-name="T3"/></text:p>
      <text:p text:style-name="P4"><text:span text:style-name="T3"/></text:p>
      <text:p text:style-name="P10"><text:soft-page-break/><text:span text:style-name="T3">Q-4 What are the Testing levels?</text:span></text:p>
      <text:p text:style-name="P12">-Acceptance testing</text:p>
      <text:p text:style-name="P12">-System testing</text:p>
      <text:p text:style-name="P12">-Integration testing</text:p>
      <text:p text:style-name="P12">-Unit testing</text:p>
      <text:p text:style-name="P12"/>
      <text:p text:style-name="P12"/>
      <text:p text:style-name="P6">Q-5 What are the Testing Types?</text:p>
      <text:p text:style-name="P14"/>
      <text:p text:style-name="P14">-<text:span text:style-name="T27">Manual testing:</text:span></text:p>
      <text:p text:style-name="P12"><text:span text:style-name="T27">T</text:span>esting a software manually, without using any automated tool.</text:p>
      <text:p text:style-name="P14"/>
      <text:p text:style-name="P14">-<text:span text:style-name="T27">Automation testing</text:span></text:p>
      <text:p text:style-name="P13"><text:span text:style-name="T27">K</text:span>nown as Test Automation, is when the tester writes scripts</text:p>
      <text:p text:style-name="P13">and uses another software to test the product. This process involves automation of a manual process.</text:p>
      <text:p text:style-name="P15"/>
      <text:p text:style-name="P15"/>
      <text:p text:style-name="P8">Q-6 <text:span text:style-name="T27">T</text:span>he difference between TDD and DDD and BDD</text:p>
      <text:p text:style-name="P2">-<text:span text:style-name="T2">TDD </text:span><text:span text:style-name="T9">(test driven development)</text:span>: is a software development approach where tests are written before the actual code. The development cycle in TDD typically follows the pattern of :</text:p>
      <text:p text:style-name="P2">-Red : <text:span text:style-name="T27">for falling test case.</text:span></text:p>
      <text:p text:style-name="P2">-Green : <text:span text:style-name="T27">write the minimum amount of code to pass the test.</text:span></text:p>
      <text:p text:style-name="P2">-Refactor : <text:span text:style-name="T27">clean the code without changing it’s behavior.</text:span></text:p>
      <text:p text:style-name="P2"/>
      <text:p text:style-name="P3"><text:span text:style-name="T7">-</text:span><text:span text:style-name="T8">DDD (Domain driven design):</text:span><text:span text:style-name="T32"> </text:span>is a set of principles and patterns for building complex software systems that revolve around a shared understanding of the business domain. </text:p>
      <text:p text:style-name="P3"/>
      <text:p text:style-name="P16"><text:span text:style-name="T17">-</text:span><text:span text:style-name="T18">BDD (</text:span><text:span text:style-name="Strong_20_Emphasis"><text:span text:style-name="T21">Behavior-Driven Development </text:span></text:span><text:span text:style-name="Strong_20_Emphasis"><text:span text:style-name="T28">):</text:span></text:span><text:span text:style-name="Strong_20_Emphasis"><text:span text:style-name="T19">is an agile software development technique that encourages collaboration among developers, QA, and non-technical stakeholders to define and verify the behavior of a system through scenarios written in natural language.</text:span></text:span></text:p>
      <text:p text:style-name="P14"/>
      <text:p text:style-name="P14">Q-7 Who does Testing?</text:p>
      <text:p text:style-name="P12">- S.W tester.</text:p>
      <text:p text:style-name="P12">- S.W developer.</text:p>
      <text:p text:style-name="P12">- project manager.</text:p>
      <text:p text:style-name="P12">-End user, client and custom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" svg:font-family="DIN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376cm" fo:margin-right="1.98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2:13:57.329786491</meta:creation-date>
    <dc:date>2023-12-09T13:34:21.046054087</dc:date>
    <meta:editing-duration>PT5M31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2" meta:paragraph-count="58" meta:word-count="499" meta:character-count="3201" meta:non-whitespace-character-count="2755"/>
  </office:meta>
</office:document-meta>
</file>